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0.703cm" fo:min-width="2.992cm" style:writing-mode="lr-tb"/>
      <style:paragraph-properties style:writing-mode="lr-tb"/>
    </style:style>
    <style:style style:name="gr2" style:family="graphic" style:parent-style-name="standard">
      <style:graphic-properties svg:stroke-color="#3465a4" draw:textarea-horizontal-align="justify" draw:textarea-vertical-align="top" draw:auto-grow-height="false" fo:min-height="7.688cm" fo:min-width="2.992cm" style:writing-mode="lr-tb"/>
      <style:paragraph-properties style:writing-mode="lr-tb"/>
    </style:style>
    <style:style style:name="gr3" style:family="graphic" style:parent-style-name="standard">
      <style:graphic-properties svg:stroke-color="#3465a4" draw:fill-color="#afd095" draw:textarea-horizontal-align="justify" draw:textarea-vertical-align="top" draw:auto-grow-height="false" fo:min-height="6.958cm" fo:min-width="2.992cm" style:writing-mode="lr-tb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6" style:family="paragraph">
      <loext:graphic-properties draw:fill-color="#afd095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92cm" svg:height="0.953cm" svg:x="6.08cm" svg:y="1.952cm">
          <text:p text:style-name="P1"><text:span text:style-name="T1">Pro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0.953cm" svg:x="9.89cm" svg:y="1.952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0.953cm" svg:x="13.7cm" svg:y="1.952cm">
          <text:p text:style-name="P1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92cm" svg:height="0.953cm" svg:x="17.51cm" svg:y="1.952cm">
          <text:p text:style-name="P1"><text:span text:style-name="T1">No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2cm" svg:height="7.938cm" svg:x="6.08cm" svg:y="3.222cm">
          <text:p text:style-name="P3"><text:span text:style-name="T1">ItemID</text:span></text:p>
          <text:p text:style-name="P3"><text:span text:style-name="T1">Name</text:span></text:p>
          <text:p text:style-name="P3"><text:span text:style-name="T1">Complete</text:span></text:p>
          <text:p text:style-name="P3"><text:span text:style-name="T1">Created</text:span></text:p>
          <text:p text:style-name="P3"><text:span text:style-name="T1">Completed</text:span></text:p>
          <text:p text:style-name="P3"><text:span text:style-name="T1">Cancelled</text:span></text:p>
          <text:p text:style-name="P3"><text:span text:style-name="T1">Description</text:span></text:p>
          <text:p text:style-name="P3"><text:span text:style-name="T1">Repeating</text:span></text:p>
          <text:p text:style-name="P3"><text:span text:style-name="T1">CopyOfProjectID</text:span></text:p>
          <text:p text:style-name="P3"><text:span text:style-name="T1">______________</text:span></text:p>
          <text:p text:style-name="P3"><text:span text:style-name="T1">TaskList</text:span></text:p>
          <text:p text:style-name="P3"><text:span text:style-name="T1">Note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2cm" svg:height="7.938cm" svg:x="9.89cm" svg:y="3.222cm">
          <text:p text:style-name="P3"><text:span text:style-name="T1">ItemID</text:span></text:p>
          <text:p text:style-name="P3"><text:span text:style-name="T1">Name</text:span></text:p>
          <text:p text:style-name="P3"><text:span text:style-name="T1">Complete</text:span></text:p>
          <text:p text:style-name="P3"><text:span text:style-name="T1">Created</text:span></text:p>
          <text:p text:style-name="P3"><text:span text:style-name="T1">Completed</text:span></text:p>
          <text:p text:style-name="P3"><text:span text:style-name="T1">Cancelled</text:span></text:p>
          <text:p text:style-name="P3"><text:span text:style-name="T1">Description</text:span></text:p>
          <text:p text:style-name="P3"><text:span text:style-name="T1">Repeating</text:span></text:p>
          <text:p text:style-name="P3"><text:span text:style-name="T1">CopyOfItemID</text:span></text:p>
          <text:p text:style-name="P5"><text:span text:style-name="T1">______________</text:span></text:p>
          <text:p text:style-name="P5"><text:span text:style-name="T1">TaskList</text:span></text:p>
          <text:p text:style-name="P5"><text:span text:style-name="T1">ItemList</text:span></text:p>
          <text:p text:style-name="P5"><text:span text:style-name="T1">Note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2cm" svg:height="7.938cm" svg:x="13.7cm" svg:y="3.222cm">
          <text:p text:style-name="P3"><text:span text:style-name="T1">TaskID</text:span></text:p>
          <text:p text:style-name="P3"><text:span text:style-name="T1">ProjectID</text:span></text:p>
          <text:p text:style-name="P3"><text:span text:style-name="T1">ItemID&lt;List&gt;</text:span></text:p>
          <text:p text:style-name="P3"><text:span text:style-name="T1">NoteID&lt;List&gt;</text:span></text:p>
          <text:p text:style-name="P3"><text:span text:style-name="T1">Complete</text:span></text:p>
          <text:p text:style-name="P3"><text:span text:style-name="T1">Created</text:span></text:p>
          <text:p text:style-name="P3"><text:span text:style-name="T1">Completed</text:span></text:p>
          <text:p text:style-name="P3"><text:span text:style-name="T1">Cancelled</text:span></text:p>
          <text:p text:style-name="P3"><text:span text:style-name="T1">Description</text:span></text:p>
          <text:p text:style-name="P3"><text:span text:style-name="T1">Repeating</text:span></text:p>
          <text:p text:style-name="P3"><text:span text:style-name="T1">CopyOfTaskID</text:span></text:p>
          <text:p text:style-name="P5"><text:span text:style-name="T1">______________</text:span></text:p>
          <text:p text:style-name="P5"><text:span text:style-name="T1"/></text:p>
          <text:p text:style-name="P5"><text:span text:style-name="T1">ItemList</text:span></text:p>
          <text:p text:style-name="P5"><text:span text:style-name="T1">Note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492cm" svg:height="7.938cm" svg:x="17.51cm" svg:y="3.222cm">
          <text:p text:style-name="P3"><text:span text:style-name="T1">NoteID</text:span></text:p>
          <text:p text:style-name="P3"><text:span text:style-name="T1">Name</text:span></text:p>
          <text:p text:style-name="P3"><text:span text:style-name="T1">Created</text:span></text:p>
          <text:p text:style-name="P3"><text:span text:style-name="T1">Deprecated</text:span></text:p>
          <text:p text:style-name="P3"><text:span text:style-name="T1">Description</text:span></text:p>
          <text:p text:style-name="P3"><text:span text:style-name="T1">CopyOfNoteID</text:span></text:p>
          <text:p text:style-name="P3"><text:span text:style-name="T1">Image</text:span></text:p>
          <text:p text:style-name="P3"><text:span text:style-name="T1">Notes</text:span></text:p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CRUD" svg:width="3.492cm" svg:height="7.208cm" svg:x="6.08cm" svg:y="11.572cm">
          <text:p text:style-name="P3"><text:span text:style-name="T1">Create:</text:span></text:p>
          <text:p text:style-name="P3"><text:span text:style-name="T1"><text:s text:c="2"/></text:span><text:span text:style-name="T1">-Project ID</text:span></text:p>
          <text:p text:style-name="P3"><text:span text:style-name="T1"><text:s text:c="2"/></text:span><text:span text:style-name="T1">- Item ID</text:span></text:p>
          <text:p text:style-name="P3"><text:span text:style-name="T1"><text:s text:c="2"/></text:span><text:span text:style-name="T1">+ TaskList</text:span></text:p>
          <text:p text:style-name="P3"><text:span text:style-name="T1"><text:s text:c="2"/></text:span><text:span text:style-name="T1">+ ItemList</text:span></text:p>
          <text:p text:style-name="P3"><text:span text:style-name="T1"><text:s text:c="2"/></text:span><text:span text:style-name="T1">+ NoteList</text:span></text:p>
          <text:p text:style-name="P3"><text:span text:style-name="T1"/></text:p>
          <text:p text:style-name="P3"><text:span text:style-name="T1">Read:</text:span></text:p>
          <text:p text:style-name="P3"><text:span text:style-name="T1"><text:s text:c="2"/></text:span><text:span text:style-name="T1">- Project ID</text:span></text:p>
          <text:p text:style-name="P3"><text:span text:style-name="T1"><text:s text:c="2"/></text:span><text:span text:style-name="T1">- Item ID</text:span></text:p>
          <text:p text:style-name="P3"><text:span text:style-name="T1"><text:s text:c="2"/></text:span><text:span text:style-name="T1">+ TaskList</text:span></text:p>
          <text:p text:style-name="P3"><text:span text:style-name="T1"><text:s text:c="2"/></text:span><text:span text:style-name="T1">+ ItemList</text:span></text:p>
          <text:p text:style-name="P3"><text:span text:style-name="T1"><text:s text:c="2"/></text:span><text:span text:style-name="T1">+ NoteList</text:span></text:p>
          <text:p text:style-name="P3"><text:span text:style-name="T1"/></text:p>
          <text:p text:style-name="P3"><text:span text:style-name="T1">Update: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RUD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2:33:47.435346732</meta:creation-date>
    <dc:date>2023-07-31T20:38:12.485698040</dc:date>
    <meta:editing-duration>PT1H37M13S</meta:editing-duration>
    <meta:editing-cycles>3</meta:editing-cycles>
    <meta:generator>LibreOffice/7.5.3.2$MacOSX_AARCH64 LibreOffice_project/9f56dff12ba03b9acd7730a5a481eea045e468f3</meta:generator>
    <meta:document-statistic meta:object-count="9"/>
  </office:meta>
</office:document-meta>
</file>